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text-properties fo:font-weight="normal" officeooo:paragraph-rsid="003cc758"/>
    </style:style>
    <style:style style:name="P37" style:family="paragraph" style:parent-style-name="Standard">
      <style:text-properties fo:font-weight="normal" officeooo:paragraph-rsid="003cf514"/>
    </style:style>
    <style:style style:name="P38" style:family="paragraph" style:parent-style-name="Standard">
      <style:text-properties fo:font-weight="normal" officeooo:paragraph-rsid="003f5b27"/>
    </style:style>
    <style:style style:name="P39" style:family="paragraph" style:parent-style-name="Standard">
      <style:text-properties fo:font-weight="normal" officeooo:paragraph-rsid="0046bfbe"/>
    </style:style>
    <style:style style:name="P40" style:family="paragraph" style:parent-style-name="Standard">
      <style:text-properties fo:font-weight="normal" officeooo:paragraph-rsid="004df15b"/>
    </style:style>
    <style:style style:name="P41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42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43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5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6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7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8" style:family="paragraph" style:parent-style-name="Standard">
      <style:paragraph-properties style:line-height-at-least="0.423cm"/>
      <style:text-properties fo:color="#000000" fo:background-color="#fffffe"/>
    </style:style>
    <style:style style:name="P69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7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7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7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7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5467f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6bfbe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df15b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1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1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1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1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1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45467f" fo:background-color="#fffffe" style:font-weight-asian="bold" style:font-weight-complex="bold"/>
    </style:style>
    <style:style style:name="P11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5467f" officeooo:paragraph-rsid="0045467f" fo:background-color="#fffffe" style:font-weight-asian="bold" style:font-weight-complex="bold"/>
    </style:style>
    <style:style style:name="P11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6bfbe" officeooo:paragraph-rsid="0046bfbe" fo:background-color="#fffffe" style:font-weight-asian="bold" style:font-weight-complex="bold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2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2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2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2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2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2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2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3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3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3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6bfbe"/>
    </style:style>
    <style:style style:name="P13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df15b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4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4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4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4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4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4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4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4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5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46bfbe" fo:background-color="#fffffe" style:font-weight-asian="bold" style:font-weight-complex="bold"/>
    </style:style>
    <style:style style:name="P15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5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5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5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45467f" fo:background-color="#fffffe" style:font-weight-asian="bold" style:font-weight-complex="bold"/>
    </style:style>
    <style:style style:name="P15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6bfbe" officeooo:paragraph-rsid="0046bfbe" fo:background-color="#fffffe" style:font-weight-asian="bold" style:font-weight-complex="bold"/>
    </style:style>
    <style:style style:name="P15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b0f13" officeooo:paragraph-rsid="004b0f13" fo:background-color="#fffffe" style:font-weight-asian="bold" style:font-weight-complex="bold"/>
    </style:style>
    <style:style style:name="P15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df15b" officeooo:paragraph-rsid="004df15b" fo:background-color="#fffffe" style:font-weight-asian="bold" style:font-weight-complex="bold"/>
    </style:style>
    <style:style style:name="P158" style:family="paragraph" style:parent-style-name="Standard" style:list-style-name="L1">
      <style:text-properties officeooo:rsid="000b74d4" officeooo:paragraph-rsid="000b74d4"/>
    </style:style>
    <style:style style:name="P15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df15b" officeooo:paragraph-rsid="004df15b" fo:background-color="#fffffe" style:font-weight-asian="bold" style:font-weight-complex="bold"/>
    </style:style>
    <style:style style:name="P16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16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fbdb3" fo:background-color="#fffffe" style:font-weight-asian="bold" style:font-weight-complex="bold"/>
    </style:style>
    <style:style style:name="P16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51a180" fo:background-color="#fffffe" style:font-weight-asian="bold" style:font-weight-complex="bold"/>
    </style:style>
    <style:style style:name="P163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font-size="9pt" fo:letter-spacing="normal" fo:font-style="normal" officeooo:rsid="0039aa72" style:font-weight-asian="normal" style:font-weight-complex="normal"/>
    </style:style>
    <style:style style:name="T30" style:family="text">
      <style:text-properties fo:font-variant="normal" fo:text-transform="none" fo:color="#505050" style:font-name="OpenSans" fo:font-size="9pt" fo:letter-spacing="normal" fo:font-style="normal" officeooo:rsid="0052c3cf"/>
    </style:style>
    <style:style style:name="T31" style:family="text">
      <style:text-properties fo:font-variant="normal" fo:text-transform="none" fo:color="#505050" style:font-name="OpenSans" fo:letter-spacing="normal" fo:font-style="normal"/>
    </style:style>
    <style:style style:name="T32" style:family="text">
      <style:text-properties fo:font-variant="normal" fo:text-transform="none" fo:color="#505050" style:font-name="OpenSans" fo:letter-spacing="normal" fo:font-style="normal" fo:font-weight="normal"/>
    </style:style>
    <style:style style:name="T33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4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5" style:family="text">
      <style:text-properties fo:font-variant="normal" fo:text-transform="none" fo:color="#505050" style:font-name="OpenSans" fo:letter-spacing="normal" fo:font-style="normal" officeooo:rsid="00161d9b"/>
    </style:style>
    <style:style style:name="T36" style:family="text">
      <style:text-properties fo:font-variant="normal" fo:text-transform="none" fo:color="#505050" style:font-name="OpenSans" fo:letter-spacing="normal" fo:font-style="normal" officeooo:rsid="0019d8e6"/>
    </style:style>
    <style:style style:name="T37" style:family="text">
      <style:text-properties fo:font-variant="normal" fo:text-transform="none" fo:color="#505050" style:font-name="OpenSans" fo:letter-spacing="normal" fo:font-style="normal" officeooo:rsid="002062ee"/>
    </style:style>
    <style:style style:name="T38" style:family="text">
      <style:text-properties fo:font-variant="normal" fo:text-transform="none" fo:color="#505050" style:font-name="OpenSans" fo:letter-spacing="normal" fo:font-style="normal" officeooo:rsid="0022886d"/>
    </style:style>
    <style:style style:name="T39" style:family="text">
      <style:text-properties fo:font-variant="normal" fo:text-transform="none" fo:color="#505050" style:font-name="OpenSans" fo:letter-spacing="normal" fo:font-style="normal" officeooo:rsid="002a0725"/>
    </style:style>
    <style:style style:name="T40" style:family="text">
      <style:text-properties fo:font-variant="normal" fo:text-transform="none" fo:color="#505050" style:font-name="OpenSans" fo:letter-spacing="normal" fo:font-style="normal" fo:font-weight="bold"/>
    </style:style>
    <style:style style:name="T41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2" style:family="text">
      <style:text-properties fo:font-variant="normal" fo:text-transform="none" fo:color="#505050" style:font-name="OpenSans" fo:letter-spacing="normal" fo:font-style="normal" officeooo:rsid="0030b615"/>
    </style:style>
    <style:style style:name="T43" style:family="text">
      <style:text-properties fo:font-variant="normal" fo:text-transform="none" fo:color="#505050" style:font-name="OpenSans" fo:letter-spacing="normal" fo:font-style="normal" officeooo:rsid="0035dbc3"/>
    </style:style>
    <style:style style:name="T44" style:family="text">
      <style:text-properties fo:font-variant="normal" fo:text-transform="none" fo:color="#505050" style:font-name="OpenSans" fo:letter-spacing="normal" fo:font-style="normal" officeooo:rsid="0039aa72"/>
    </style:style>
    <style:style style:name="T45" style:family="text">
      <style:text-properties officeooo:rsid="0010766e" style:font-weight-asian="normal" style:font-weight-complex="normal"/>
    </style:style>
    <style:style style:name="T46" style:family="text">
      <style:text-properties officeooo:rsid="003cc758"/>
    </style:style>
    <style:style style:name="T47" style:family="text">
      <style:text-properties officeooo:rsid="003cf514"/>
    </style:style>
    <style:style style:name="T48" style:family="text">
      <style:text-properties officeooo:rsid="003d97f9"/>
    </style:style>
    <style:style style:name="T49" style:family="text">
      <style:text-properties officeooo:rsid="003f5b27"/>
    </style:style>
    <style:style style:name="T50" style:family="text">
      <style:text-properties officeooo:rsid="00406ef9"/>
    </style:style>
    <style:style style:name="T51" style:family="text">
      <style:text-properties officeooo:rsid="0045467f"/>
    </style:style>
    <style:style style:name="T52" style:family="text">
      <style:text-properties officeooo:rsid="0046bfbe"/>
    </style:style>
    <style:style style:name="T53" style:family="text">
      <style:text-properties officeooo:rsid="004c452b"/>
    </style:style>
    <style:style style:name="T54" style:family="text">
      <style:text-properties officeooo:rsid="004df15b"/>
    </style:style>
    <style:style style:name="T55" style:family="text">
      <style:text-properties officeooo:rsid="004fbd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5465592118297952402" text:style-name="L1">
        <text:list-item>
          <text:p text:style-name="P158">node js</text:p>
        </text:list-item>
        <text:list-item>
          <text:p text:style-name="P158">mysql</text:p>
        </text:list-item>
        <text:list-item>
          <text:p text:style-name="P158">npm </text:p>
        </text:list-item>
        <text:list-item>
          <text:p text:style-name="P158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43">{</text:p>
      <text:p text:style-name="P68">    <text:span text:style-name="T6">"success"</text:span><text:span text:style-name="T5">: </text:span><text:span text:style-name="T7">true</text:span><text:span text:style-name="T5">,</text:span></text:p>
      <text:p text:style-name="P68">    <text:span text:style-name="T6">"data"</text:span><text:span text:style-name="T5">: {</text:span></text:p>
      <text:p text:style-name="P68">        <text:span text:style-name="T6">"id"</text:span><text:span text:style-name="T5">: </text:span><text:span text:style-name="T9">1</text:span><text:span text:style-name="T5">,</text:span></text:p>
      <text:p text:style-name="P68">        <text:span text:style-name="T6">"first_name"</text:span><text:span text:style-name="T5">: </text:span><text:span text:style-name="T7">"admin"</text:span><text:span text:style-name="T5">,</text:span></text:p>
      <text:p text:style-name="P68">        <text:span text:style-name="T6">"role_id"</text:span><text:span text:style-name="T5">: </text:span><text:span text:style-name="T9">1</text:span><text:span text:style-name="T5">,</text:span></text:p>
      <text:p text:style-name="P68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8">        <text:span text:style-name="T6">"is_admin"</text:span><text:span text:style-name="T5">: </text:span><text:span text:style-name="T7">true</text:span><text:span text:style-name="T5">,</text:span></text:p>
      <text:p text:style-name="P68">        <text:span text:style-name="T6">"is_super_admin"</text:span><text:span text:style-name="T5">: </text:span><text:span text:style-name="T7">true</text:span><text:span text:style-name="T5">,</text:span></text:p>
      <text:p text:style-name="P68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8">        <text:span text:style-name="T6">"current_login_time"</text:span><text:span text:style-name="T5">: </text:span><text:span text:style-name="T7">"09-Mar-2020 11:26:58 PM"</text:span></text:p>
      <text:p text:style-name="P68">    <text:span text:style-name="T5">}</text:span></text:p>
      <text:p text:style-name="P41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5">{</text:p>
      <text:p text:style-name="P68">    <text:span text:style-name="T6">"success"</text:span><text:span text:style-name="T5">: </text:span><text:span text:style-name="T7">true</text:span><text:span text:style-name="T5">,</text:span></text:p>
      <text:p text:style-name="P68">    <text:span text:style-name="T6">"message"</text:span><text:span text:style-name="T5">: </text:span><text:span text:style-name="T7">"Please check you mail to Reset your Password"</text:span></text:p>
      <text:p text:style-name="P41">}</text:p>
      <text:p text:style-name="P41"/>
      <text:p text:style-name="P41"/>
      <text:p text:style-name="P56">3) Reset Password</text:p>
      <text:p text:style-name="P56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6">{</text:p>
      <text:p text:style-name="P69">    <text:span text:style-name="T6">"success"</text:span><text:span text:style-name="T5">: </text:span><text:span text:style-name="T7">true</text:span><text:span text:style-name="T5">,</text:span></text:p>
      <text:p text:style-name="P69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42">}</text:p>
      <text:p text:style-name="P44"/>
      <text:p text:style-name="P56">4) Users List</text:p>
      <text:p text:style-name="P56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44"><text:soft-page-break/></text:p>
      <text:p text:style-name="P44"/>
      <text:p text:style-name="P56">5) Users Login Log List</text:p>
      <text:p text:style-name="P56"/>
      <text:p text:style-name="P10">URL:127.0.0.1:8012/<text:span text:style-name="T55">a</text:span>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5">URL: </text:span><text:a xlink:type="simple" xlink:href="http://127.0.0.1:8012/api/categories" text:style-name="Internet_20_link" text:visited-style-name="Visited_20_Internet_20_Link">http://127.0.0.1:8012/api/categories</text:a><text:span text:style-name="T13">?</text:span><text:span text:style-name="T30">name=”test”&amp;is_active=true</text:span></text:p>
      <text:p text:style-name="P70"/>
      <text:p text:style-name="P71">METHOD :GET </text:p>
      <text:p text:style-name="P71"/>
      <text:p text:style-name="P71">RESPONSE:</text:p>
      <text:p text:style-name="P71"/>
      <text:p text:style-name="P71">{</text:p>
      <text:p text:style-name="P71"><text:s text:c="4"/>"success": true,</text:p>
      <text:p text:style-name="P71"><text:s text:c="4"/>"data": [</text:p>
      <text:p text:style-name="P71"><text:s text:c="8"/>{</text:p>
      <text:p text:style-name="P71"><text:s text:c="12"/>"id": 1,</text:p>
      <text:p text:style-name="P71"><text:s text:c="12"/>"name": "Bussiness",</text:p>
      <text:p text:style-name="P71"><text:s text:c="12"/>"slug": "bussiness",</text:p>
      <text:p text:style-name="P71"><text:s text:c="12"/>"is_active": true,</text:p>
      <text:p text:style-name="P71"><text:s text:c="12"/>"image_path": null,</text:p>
      <text:p text:style-name="P71"><text:s text:c="12"/>"image_name": null,</text:p>
      <text:p text:style-name="P71"><text:s text:c="12"/>"createdAt": "2020-03-28T10:24:09.000Z",</text:p>
      <text:p text:style-name="P71"><text:s text:c="12"/>"updatedAt": "2020-03-28T10:24:09.000Z",</text:p>
      <text:p text:style-name="P71"><text:s text:c="12"/>"deletedAt": null</text:p>
      <text:p text:style-name="P71"><text:s text:c="8"/>}</text:p>
      <text:p text:style-name="P71"><text:s text:c="4"/>],</text:p>
      <text:p text:style-name="P71"><text:s text:c="4"/>"count": 1</text:p>
      <text:p text:style-name="P71">}</text:p>
      <text:p text:style-name="P13"/>
      <text:p text:style-name="P61">8) Category Add</text:p>
      <text:p text:style-name="P61"/>
      <text:p text:style-name="P14"/>
      <text:p text:style-name="P16"><text:span text:style-name="T45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70"/>
      <text:p text:style-name="P74">METHOD :POST</text:p>
      <text:p text:style-name="P74"/>
      <text:p text:style-name="P74">REQUEST</text:p>
      <text:p text:style-name="P74">{</text:p>
      <text:p text:style-name="P74"><text:tab/>"name":"Bussiness",</text:p>
      <text:p text:style-name="P74"><text:tab/>"is_active":1,</text:p>
      <text:p text:style-name="P74"><text:tab/>“<text:span text:style-name="T55">image_path</text:span>”:”/<text:span text:style-name="T55">assests/image.png</text:span>”</text:p>
      <text:p text:style-name="P161"><text:tab/>“<text:span text:style-name="T55">image_name</text:span>”:”<text:span text:style-name="T55">example.png</text:span>”</text:p>
      <text:p text:style-name="P74">} </text:p>
      <text:p text:style-name="P74"/>
      <text:p text:style-name="P74">RESPOSNE</text:p>
      <text:p text:style-name="P74"/>
      <text:p text:style-name="P18">{</text:p>
      <text:p text:style-name="P18"><text:s text:c="4"/>"success": true,</text:p>
      <text:p text:style-name="P18"><text:soft-page-break/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,</text:p>
      <text:p text:style-name="P161"><text:s text:c="9"/>“<text:span text:style-name="T55">image_path</text:span>”:”/<text:span text:style-name="T55">assests/image.png</text:span>”</text:p>
      <text:p text:style-name="P161"><text:s text:c="9"/>“<text:span text:style-name="T55">image_name</text:span>”:”<text:span text:style-name="T55">example.png</text:span>”</text:p>
      <text:p text:style-name="P18"><text:s text:c="4"/>}</text:p>
      <text:p text:style-name="P18">}</text:p>
      <text:p text:style-name="P61"/>
      <text:p text:style-name="P61">9) Category Edit</text:p>
      <text:p text:style-name="P61"/>
      <text:p text:style-name="P16"><text:span text:style-name="T45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70"/>
      <text:p text:style-name="P74">METHOD :PUT</text:p>
      <text:p text:style-name="P56"/>
      <text:p text:style-name="P56"/>
      <text:p text:style-name="P74">REQUEST</text:p>
      <text:p text:style-name="P74">{</text:p>
      <text:p text:style-name="P74"><text:tab/>"name":"Bussiness",</text:p>
      <text:p text:style-name="P74"><text:tab/>"is_active":1,</text:p>
      <text:p text:style-name="P162"><text:s text:c="12"/>“<text:span text:style-name="T55">image_path</text:span>”:”/<text:span text:style-name="T55">assests/image.png</text:span>”</text:p>
      <text:p text:style-name="P162"><text:s text:c="12"/>“<text:span text:style-name="T55">image_name</text:span>”:”<text:span text:style-name="T55">example.png</text:span>”</text:p>
      <text:p text:style-name="P74"><text:tab/>“id”:1</text:p>
      <text:p text:style-name="P74">} </text:p>
      <text:p text:style-name="P12"/>
      <text:p text:style-name="P7">10) Category Delete</text:p>
      <text:p text:style-name="P15"/>
      <text:p text:style-name="P16"><text:span text:style-name="T45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70"/>
      <text:p text:style-name="P74">METHOD :DELETE</text:p>
      <text:p text:style-name="P74"/>
      <text:p text:style-name="P74">RESPOSN<text:line-break/>{</text:p>
      <text:p text:style-name="P74"><text:s text:c="4"/>"success": true,</text:p>
      <text:p text:style-name="P74"><text:s text:c="4"/>"message": "Deleted successfully."</text:p>
      <text:p text:style-name="P74">}</text:p>
      <text:p text:style-name="P74"/>
      <text:p text:style-name="P74"/>
      <text:p text:style-name="P134">11) Currencies List</text:p>
      <text:p text:style-name="P74"/>
      <text:p text:style-name="P57"><text:span text:style-name="T12">URL: </text:span><text:a xlink:type="simple" xlink:href="http://127.0.0.1:8012/api/categories" text:style-name="Internet_20_link" text:visited-style-name="Visited_20_Internet_20_Link"><text:span text:style-name="T32">http://127.0.0.1:8012/api/</text:span></text:a><text:span text:style-name="T33">currencies</text:span></text:p>
      <text:p text:style-name="P117"/>
      <text:p text:style-name="P72">METHOD :GET </text:p>
      <text:p text:style-name="P72"/>
      <text:p text:style-name="P72">RESPONSE:</text:p>
      <text:p text:style-name="P72"/>
      <text:p text:style-name="P72">{</text:p>
      <text:p text:style-name="P72"><text:s text:c="4"/>"success": true,</text:p>
      <text:p text:style-name="P72"><text:s text:c="4"/>"data": [</text:p>
      <text:p text:style-name="P17"><text:span text:style-name="T13"><text:s text:c="6"/></text:span><text:span text:style-name="T21"><text:s text:c="4"/>{</text:span></text:p>
      <text:p text:style-name="P118"><text:s text:c="12"/>"id": 1,</text:p>
      <text:p text:style-name="P118"><text:s text:c="12"/>"name": "USD",</text:p>
      <text:p text:style-name="P118"><text:s text:c="12"/>"code": "usd",</text:p>
      <text:p text:style-name="P118"><text:s text:c="12"/>"is_active": true,</text:p>
      <text:p text:style-name="P118"><text:s text:c="12"/>"createdAt": "2020-03-29T13:38:10.000Z",</text:p>
      <text:p text:style-name="P118"><text:s text:c="12"/>"updatedAt": null,</text:p>
      <text:p text:style-name="P118"><text:s text:c="12"/>"deletedAt": null</text:p>
      <text:p text:style-name="P118"><text:soft-page-break/><text:s text:c="8"/>},</text:p>
      <text:p text:style-name="P118"><text:s text:c="8"/>{</text:p>
      <text:p text:style-name="P118"><text:s text:c="12"/>"id": 2,</text:p>
      <text:p text:style-name="P118"><text:s text:c="12"/>"name": "AED",</text:p>
      <text:p text:style-name="P118"><text:s text:c="12"/>"code": "aed",</text:p>
      <text:p text:style-name="P118"><text:s text:c="12"/>"is_active": true,</text:p>
      <text:p text:style-name="P118"><text:s text:c="12"/>"createdAt": "2020-03-29T13:38:10.000Z",</text:p>
      <text:p text:style-name="P118"><text:s text:c="12"/>"updatedAt": null,</text:p>
      <text:p text:style-name="P118"><text:s text:c="12"/>"deletedAt": null</text:p>
      <text:p text:style-name="P118"><text:s text:c="8"/>},</text:p>
      <text:p text:style-name="P72"><text:s text:c="4"/>],</text:p>
      <text:p text:style-name="P17"><text:span text:style-name="T13"><text:s text:c="4"/>"count": </text:span><text:span text:style-name="T21">2</text:span></text:p>
      <text:p text:style-name="P75">}</text:p>
      <text:p text:style-name="P90"/>
      <text:p text:style-name="P135">12) Countries List</text:p>
      <text:p text:style-name="P135"/>
      <text:p text:style-name="P58"><text:span text:style-name="T12">URL: </text:span><text:a xlink:type="simple" xlink:href="http://127.0.0.1:8012/api/categories" text:style-name="Internet_20_link" text:visited-style-name="Visited_20_Internet_20_Link"><text:span text:style-name="T32">http://127.0.0.1:8012/api/</text:span></text:a><text:span text:style-name="T33">c</text:span><text:span text:style-name="T34">ountries</text:span></text:p>
      <text:p text:style-name="P119"/>
      <text:p text:style-name="P73">METHOD :GET </text:p>
      <text:p text:style-name="P73"/>
      <text:p text:style-name="P76">RESPONSE:</text:p>
      <text:p text:style-name="P76"/>
      <text:p text:style-name="P92">{</text:p>
      <text:p text:style-name="P92"><text:s text:c="4"/>"success": true,</text:p>
      <text:p text:style-name="P92"><text:s text:c="4"/>"data": [</text:p>
      <text:p text:style-name="P92"><text:s text:c="8"/>{</text:p>
      <text:p text:style-name="P92"><text:s text:c="12"/>"id": 1,</text:p>
      <text:p text:style-name="P92"><text:s text:c="12"/>"name": "India",</text:p>
      <text:p text:style-name="P92"><text:s text:c="12"/>"slug": "india",</text:p>
      <text:p text:style-name="P92"><text:s text:c="12"/>"iso_code": null,</text:p>
      <text:p text:style-name="P92"><text:s text:c="12"/>"createdAt": "2020-03-29T11:38:29.000Z",</text:p>
      <text:p text:style-name="P92"><text:s text:c="12"/>"updatedAt": "2020-03-29T11:38:29.000Z",</text:p>
      <text:p text:style-name="P92"><text:s text:c="12"/>"deletedAt": null,</text:p>
      <text:p text:style-name="P92"><text:s text:c="12"/>"is_active": true</text:p>
      <text:p text:style-name="P92"><text:s text:c="8"/>}</text:p>
      <text:p text:style-name="P92"><text:s text:c="4"/>],</text:p>
      <text:p text:style-name="P92"><text:s text:c="4"/>"count": 1</text:p>
      <text:p text:style-name="P92">}</text:p>
      <text:p text:style-name="P92"/>
      <text:p text:style-name="P136">13) COUNTRIES ADD</text:p>
      <text:p text:style-name="P136"/>
      <text:p text:style-name="P136"/>
      <text:p text:style-name="P59"><text:span text:style-name="T12">URL: </text:span><text:a xlink:type="simple" xlink:href="http://127.0.0.1:8012/api/categories" text:style-name="Internet_20_link" text:visited-style-name="Visited_20_Internet_20_Link"><text:span text:style-name="T32">http://127.0.0.1:8012/api/</text:span></text:a><text:span text:style-name="T33">c</text:span><text:span text:style-name="T34">ountries</text:span></text:p>
      <text:p text:style-name="P120"/>
      <text:p text:style-name="P47"><text:span text:style-name="T31">METHOD : </text:span><text:span text:style-name="T35">POST</text:span></text:p>
      <text:p text:style-name="P93"/>
      <text:p text:style-name="P53"><text:span text:style-name="T35">R</text:span><text:span text:style-name="T31">EQUEST:</text:span></text:p>
      <text:p text:style-name="P95"/>
      <text:p text:style-name="P95">{</text:p>
      <text:p text:style-name="P95"><text:tab/>"name":"united Kingdom",</text:p>
      <text:p text:style-name="P95"><text:tab/>"is_active":1,</text:p>
      <text:p text:style-name="P95"><text:tab/>"is<text:span text:style-name="T50">o</text:span>_code":"UK"</text:p>
      <text:p text:style-name="P95">}</text:p>
      <text:p text:style-name="P90"/>
      <text:p text:style-name="P90"/>
      <text:p text:style-name="P95">RESPONSE:</text:p>
      <text:p text:style-name="P95"/>
      <text:p text:style-name="P95">{</text:p>
      <text:p text:style-name="P95"><text:s text:c="4"/>"success": true,</text:p>
      <text:p text:style-name="P95"><text:s text:c="4"/>"data": {</text:p>
      <text:p text:style-name="P95"><text:s text:c="8"/>"id": 2,</text:p>
      <text:p text:style-name="P95"><text:s text:c="8"/>"name": "united Kingdom",</text:p>
      <text:p text:style-name="P95"><text:soft-page-break/><text:s text:c="8"/>"is_active": true,</text:p>
      <text:p text:style-name="P95"><text:s text:c="8"/>"slug": "united-kingdom",</text:p>
      <text:p text:style-name="P95"><text:s text:c="8"/>"updatedAt": "2020-03-29T11:44:20.501Z",</text:p>
      <text:p text:style-name="P95"><text:s text:c="8"/>"createdAt": "2020-03-29T11:44:20.501Z"</text:p>
      <text:p text:style-name="P95"><text:s text:c="4"/>}</text:p>
      <text:p text:style-name="P95">}</text:p>
      <text:p text:style-name="P95"/>
      <text:p text:style-name="P137">14) COUNTRIES EDIT</text:p>
      <text:p text:style-name="P97"/>
      <text:p text:style-name="P97"/>
      <text:p text:style-name="P60"><text:span text:style-name="T12">URL: </text:span><text:a xlink:type="simple" xlink:href="http://127.0.0.1:8012/api/categories" text:style-name="Internet_20_link" text:visited-style-name="Visited_20_Internet_20_Link"><text:span text:style-name="T32">http://127.0.0.1:8012/api/</text:span></text:a><text:span text:style-name="T33">c</text:span><text:span text:style-name="T34">ountries/</text:span></text:p>
      <text:p text:style-name="P121"/>
      <text:p text:style-name="P48"><text:span text:style-name="T31">METHOD : </text:span><text:span text:style-name="T35">POST</text:span></text:p>
      <text:p text:style-name="P94"/>
      <text:p text:style-name="P54"><text:span text:style-name="T35">R</text:span><text:span text:style-name="T31">EQUEST:</text:span></text:p>
      <text:p text:style-name="P96"/>
      <text:p text:style-name="P96">{</text:p>
      <text:p text:style-name="P96"><text:tab/>"name":"united Kingdom",</text:p>
      <text:p text:style-name="P96"><text:tab/>"is_active":1,</text:p>
      <text:p text:style-name="P96"><text:tab/>"is<text:span text:style-name="T50">o</text:span>_code":"UK",</text:p>
      <text:p text:style-name="P54"><text:span text:style-name="T31"><text:tab/>“</text:span><text:span text:style-name="T36">id</text:span><text:span text:style-name="T31">”:</text:span><text:span text:style-name="T36">1</text:span></text:p>
      <text:p text:style-name="P96">}</text:p>
      <text:p text:style-name="P96"/>
      <text:p text:style-name="P98">RESPONSE:</text:p>
      <text:p text:style-name="P99">{</text:p>
      <text:p text:style-name="P99"><text:s text:c="4"/>"success": true,</text:p>
      <text:p text:style-name="P99"><text:s text:c="4"/>"message": "Updated successfully."</text:p>
      <text:p text:style-name="P99">}</text:p>
      <text:p text:style-name="P91"/>
      <text:p text:style-name="P138">15) COUNTRIES DELETE</text:p>
      <text:p text:style-name="P138"/>
      <text:p text:style-name="P29"><text:span text:style-name="T45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22"/>
      <text:p text:style-name="P77">METHOD :DELETE</text:p>
      <text:p text:style-name="P77"/>
      <text:p text:style-name="P19"><text:span text:style-name="T14">RESPOSN</text:span><text:span text:style-name="T15">E</text:span><text:span text:style-name="T14"><text:line-break/>{</text:span></text:p>
      <text:p text:style-name="P77"><text:s text:c="4"/>"success": true,</text:p>
      <text:p text:style-name="P77"><text:s text:c="4"/>"message": "Deleted successfully."</text:p>
      <text:p text:style-name="P77">}</text:p>
      <text:p text:style-name="P77"/>
      <text:p text:style-name="P77"/>
      <text:p text:style-name="P139">16) STATES LIST</text:p>
      <text:p text:style-name="P139"/>
      <text:p text:style-name="P30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3"/>
      <text:p text:style-name="P20"><text:span text:style-name="T14">METHOD :</text:span><text:span text:style-name="T15">GET</text:span></text:p>
      <text:p text:style-name="P78"/>
      <text:p text:style-name="P20"><text:span text:style-name="T14">RESPOSN</text:span><text:span text:style-name="T15">E:</text:span></text:p>
      <text:p text:style-name="P100"/>
      <text:p text:style-name="P101">{</text:p>
      <text:p text:style-name="P101"><text:s text:c="4"/>"success": true,</text:p>
      <text:p text:style-name="P101"><text:s text:c="4"/>"data": [</text:p>
      <text:p text:style-name="P101"><text:s text:c="8"/>{</text:p>
      <text:p text:style-name="P101"><text:s text:c="12"/>"id": 1,</text:p>
      <text:p text:style-name="P101"><text:s text:c="12"/>"country_id": 1,</text:p>
      <text:p text:style-name="P101"><text:s text:c="12"/>"name": "Tamil Nadu",</text:p>
      <text:p text:style-name="P101"><text:s text:c="12"/>"slug": "tamil-nadu",</text:p>
      <text:p text:style-name="P101"><text:s text:c="12"/>"is_active": true,</text:p>
      <text:p text:style-name="P101"><text:s text:c="12"/>"createdAt": "2020-03-29T11:56:41.000Z",</text:p>
      <text:p text:style-name="P101"><text:soft-page-break/><text:s text:c="12"/>"updatedAt": "2020-03-29T11:56:41.000Z",</text:p>
      <text:p text:style-name="P101"><text:s text:c="12"/>"deletedAt": null,</text:p>
      <text:p text:style-name="P101"><text:s text:c="12"/>"country": {</text:p>
      <text:p text:style-name="P101"><text:s text:c="16"/>"id": 1,</text:p>
      <text:p text:style-name="P101"><text:s text:c="16"/>"name": "India",</text:p>
      <text:p text:style-name="P101"><text:s text:c="16"/>"slug": "india",</text:p>
      <text:p text:style-name="P101"><text:s text:c="16"/>"iso_code": null,</text:p>
      <text:p text:style-name="P101"><text:s text:c="16"/>"createdAt": "2020-03-29T11:38:29.000Z",</text:p>
      <text:p text:style-name="P101"><text:s text:c="16"/>"updatedAt": "2020-03-29T11:38:29.000Z",</text:p>
      <text:p text:style-name="P101"><text:s text:c="16"/>"deletedAt": null,</text:p>
      <text:p text:style-name="P101"><text:s text:c="16"/>"is_active": true</text:p>
      <text:p text:style-name="P101"><text:s text:c="12"/>}</text:p>
      <text:p text:style-name="P101"><text:s text:c="8"/>}</text:p>
      <text:p text:style-name="P101"><text:s text:c="4"/>],</text:p>
      <text:p text:style-name="P101"><text:s text:c="4"/>"count": 1</text:p>
      <text:p text:style-name="P101">}</text:p>
      <text:p text:style-name="P97"/>
      <text:p text:style-name="P97"/>
      <text:p text:style-name="P62"><text:span text:style-name="T31">16) STATES </text:span><text:span text:style-name="T38">ADD</text:span></text:p>
      <text:p text:style-name="P140"/>
      <text:p text:style-name="P31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4"/>
      <text:p text:style-name="P21"><text:span text:style-name="T14">METHOD :</text:span><text:span text:style-name="T16">POST</text:span></text:p>
      <text:p text:style-name="P79"/>
      <text:p text:style-name="P107">REQUEST:</text:p>
      <text:p text:style-name="P107">{</text:p>
      <text:p text:style-name="P107"><text:tab/>"name":"Tamil Nadu",</text:p>
      <text:p text:style-name="P107"><text:tab/>"country_id":"1",</text:p>
      <text:p text:style-name="P107"><text:tab/>"is_active":1</text:p>
      <text:p text:style-name="P107">}<text:tab/></text:p>
      <text:p text:style-name="P107"/>
      <text:p text:style-name="P49"><text:span text:style-name="T31">RESPOSN</text:span><text:span text:style-name="T37">E:</text:span></text:p>
      <text:p text:style-name="P102"/>
      <text:p text:style-name="P103">{</text:p>
      <text:p text:style-name="P103"><text:s text:c="4"/>"success": true,</text:p>
      <text:p text:style-name="P103"><text:s text:c="4"/>"data": {</text:p>
      <text:p text:style-name="P103"><text:s text:c="8"/>"createdAt": "2020-03-29T11:56:41.856Z",</text:p>
      <text:p text:style-name="P103"><text:s text:c="8"/>"name": "Tamil Nadu",</text:p>
      <text:p text:style-name="P103"><text:s text:c="8"/>"country_id": "1",</text:p>
      <text:p text:style-name="P103"><text:s text:c="8"/>"is_active": true,</text:p>
      <text:p text:style-name="P103"><text:s text:c="8"/>"id": 1,</text:p>
      <text:p text:style-name="P103"><text:s text:c="8"/>"slug": "tamil-nadu",</text:p>
      <text:p text:style-name="P103"><text:s text:c="8"/>"updatedAt": "2020-03-29T11:56:41.857Z"</text:p>
      <text:p text:style-name="P103"><text:s text:c="4"/>}</text:p>
      <text:p text:style-name="P103">}</text:p>
      <text:p text:style-name="P103"/>
      <text:p text:style-name="P64"><text:span text:style-name="T37">1</text:span><text:span text:style-name="T31">7) STATES EDIT</text:span></text:p>
      <text:p text:style-name="P142"/>
      <text:p text:style-name="P32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5"/>
      <text:p text:style-name="P22"><text:span text:style-name="T14">METHOD :</text:span><text:span text:style-name="T17">PUT</text:span></text:p>
      <text:p text:style-name="P80"/>
      <text:p text:style-name="P108">REQUEST:</text:p>
      <text:p text:style-name="P108">{</text:p>
      <text:p text:style-name="P108"><text:tab/>"name":"Tamil Nadu",</text:p>
      <text:p text:style-name="P108"><text:tab/>"country_id":"1",</text:p>
      <text:p text:style-name="P108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8">}<text:tab/></text:p>
      <text:p text:style-name="P108"/>
      <text:p text:style-name="P108"><text:soft-page-break/></text:p>
      <text:p text:style-name="P50"><text:span text:style-name="T31">RESPON</text:span><text:span text:style-name="T39">S</text:span><text:span text:style-name="T37">E:</text:span></text:p>
      <text:p text:style-name="P104"/>
      <text:p text:style-name="P104">{</text:p>
      <text:p text:style-name="P104"><text:s text:c="4"/>"success": true,</text:p>
      <text:p text:style-name="P104"><text:s text:c="4"/>"message": "Updated successfully."</text:p>
      <text:p text:style-name="P104">}</text:p>
      <text:p text:style-name="P104"/>
      <text:p text:style-name="P104"/>
      <text:p text:style-name="P66"><text:span text:style-name="T37">1</text:span><text:span text:style-name="T31">8) States DELETE</text:span></text:p>
      <text:p text:style-name="P144"/>
      <text:p text:style-name="P33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26"/>
      <text:p text:style-name="P81">METHOD :DELETE</text:p>
      <text:p text:style-name="P81"/>
      <text:p text:style-name="P23"><text:span text:style-name="T14">RESPOSN</text:span><text:span text:style-name="T15">E</text:span><text:span text:style-name="T14"><text:line-break/>{</text:span></text:p>
      <text:p text:style-name="P81"><text:s text:c="4"/>"success": true,</text:p>
      <text:p text:style-name="P81"><text:s text:c="4"/>"message": "Deleted successfully."</text:p>
      <text:p text:style-name="P81">}</text:p>
      <text:p text:style-name="P55"/>
      <text:p text:style-name="P81"/>
      <text:p text:style-name="P146">19) CITY LIST</text:p>
      <text:p text:style-name="P146"/>
      <text:p text:style-name="P34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27"/>
      <text:p text:style-name="P24"><text:span text:style-name="T14">METHOD :</text:span><text:span text:style-name="T15">GET</text:span></text:p>
      <text:p text:style-name="P82"/>
      <text:p text:style-name="P51"><text:span text:style-name="T40">RESPOSN</text:span><text:span text:style-name="T41">E:</text:span></text:p>
      <text:p text:style-name="P111">{</text:p>
      <text:p text:style-name="P111"><text:s text:c="4"/>"success": true,</text:p>
      <text:p text:style-name="P111"><text:s text:c="4"/>"data": [</text:p>
      <text:p text:style-name="P111"><text:s text:c="8"/>{</text:p>
      <text:p text:style-name="P111"><text:s text:c="12"/>"id": 1,</text:p>
      <text:p text:style-name="P111"><text:s text:c="12"/>"country_id": 1,</text:p>
      <text:p text:style-name="P111"><text:s text:c="12"/>"state_id": 1,</text:p>
      <text:p text:style-name="P111"><text:s text:c="12"/>"name": "Chennai",</text:p>
      <text:p text:style-name="P111"><text:s text:c="12"/>"slug": "chennai",</text:p>
      <text:p text:style-name="P111"><text:s text:c="12"/>"is_active": false,</text:p>
      <text:p text:style-name="P111"><text:s text:c="12"/>"createdAt": "2020-03-29T12:10:22.000Z",</text:p>
      <text:p text:style-name="P111"><text:s text:c="12"/>"updatedAt": "2020-03-29T12:10:22.000Z",</text:p>
      <text:p text:style-name="P111"><text:s text:c="12"/>"deletedAt": null,</text:p>
      <text:p text:style-name="P111"><text:s text:c="12"/>"state": {</text:p>
      <text:p text:style-name="P111"><text:s text:c="16"/>"id": 1,</text:p>
      <text:p text:style-name="P111"><text:s text:c="16"/>"country_id": 1,</text:p>
      <text:p text:style-name="P111"><text:s text:c="16"/>"name": "Tamil Nadu",</text:p>
      <text:p text:style-name="P111"><text:s text:c="16"/>"slug": "tamil-nadu",</text:p>
      <text:p text:style-name="P111"><text:s text:c="16"/>"is_active": true,</text:p>
      <text:p text:style-name="P111"><text:s text:c="16"/>"createdAt": "2020-03-29T11:56:41.000Z",</text:p>
      <text:p text:style-name="P111"><text:s text:c="16"/>"updatedAt": "2020-03-29T11:56:41.000Z",</text:p>
      <text:p text:style-name="P111"><text:s text:c="16"/>"deletedAt": null</text:p>
      <text:p text:style-name="P111"><text:s text:c="12"/>},</text:p>
      <text:p text:style-name="P111"><text:s text:c="12"/>"country": {</text:p>
      <text:p text:style-name="P111"><text:s text:c="16"/>"id": 1,</text:p>
      <text:p text:style-name="P111"><text:s text:c="16"/>"name": "India",</text:p>
      <text:p text:style-name="P111"><text:s text:c="16"/>"slug": "india",</text:p>
      <text:p text:style-name="P111"><text:s text:c="16"/>"iso_code": null,</text:p>
      <text:p text:style-name="P111"><text:s text:c="16"/>"createdAt": "2020-03-29T11:38:29.000Z",</text:p>
      <text:p text:style-name="P111"><text:s text:c="16"/>"updatedAt": "2020-03-29T11:38:29.000Z",</text:p>
      <text:p text:style-name="P111"><text:s text:c="16"/>"deletedAt": null,</text:p>
      <text:p text:style-name="P111"><text:soft-page-break/><text:s text:c="16"/>"is_active": true</text:p>
      <text:p text:style-name="P111"><text:s text:c="12"/>}</text:p>
      <text:p text:style-name="P111"><text:s text:c="8"/>}</text:p>
      <text:p text:style-name="P111"><text:s text:c="4"/>],</text:p>
      <text:p text:style-name="P111"><text:s text:c="4"/>"count": 1</text:p>
      <text:p text:style-name="P111">}</text:p>
      <text:p text:style-name="P111"/>
      <text:p text:style-name="P111"/>
      <text:p text:style-name="P63"><text:span text:style-name="T42">20</text:span><text:span text:style-name="T31">) </text:span><text:span text:style-name="T42">CITY</text:span><text:span text:style-name="T31"> </text:span><text:span text:style-name="T38">ADD</text:span></text:p>
      <text:p text:style-name="P141"/>
      <text:p text:style-name="P35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28"/>
      <text:p text:style-name="P25"><text:span text:style-name="T14">METHOD :</text:span><text:span text:style-name="T16">POST</text:span></text:p>
      <text:p text:style-name="P83"/>
      <text:p text:style-name="P109">REQUEST:</text:p>
      <text:p text:style-name="P109">{</text:p>
      <text:p text:style-name="P27"><text:span text:style-name="T14"><text:tab/>"name":"</text:span><text:span text:style-name="T18">Chennai</text:span><text:span text:style-name="T14">",</text:span></text:p>
      <text:p text:style-name="P109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9"><text:tab/>"is_active":1</text:p>
      <text:p text:style-name="P109">}<text:tab/></text:p>
      <text:p text:style-name="P109"/>
      <text:p text:style-name="P52"><text:span text:style-name="T31">RESPOSN</text:span><text:span text:style-name="T37">E:</text:span></text:p>
      <text:p text:style-name="P105"/>
      <text:p text:style-name="P106">{</text:p>
      <text:p text:style-name="P106"><text:s text:c="4"/>"success": true,</text:p>
      <text:p text:style-name="P106"><text:s text:c="4"/>"data": {</text:p>
      <text:p text:style-name="P106"><text:s text:c="8"/>"createdAt": "2020-03-29T12:14:44.918Z",</text:p>
      <text:p text:style-name="P106"><text:s text:c="8"/>"is_active": false,</text:p>
      <text:p text:style-name="P106"><text:s text:c="8"/>"id": 3,</text:p>
      <text:p text:style-name="P106"><text:s text:c="8"/>"name": "Chennai",</text:p>
      <text:p text:style-name="P106"><text:s text:c="8"/>"country_id": 1,</text:p>
      <text:p text:style-name="P106"><text:s text:c="8"/>"state_id": 1,</text:p>
      <text:p text:style-name="P106"><text:s text:c="8"/>"slug": "chennai1",</text:p>
      <text:p text:style-name="P106"><text:s text:c="8"/>"updatedAt": "2020-03-29T12:14:44.918Z"</text:p>
      <text:p text:style-name="P106"><text:s text:c="4"/>}</text:p>
      <text:p text:style-name="P106">}</text:p>
      <text:p text:style-name="P105"/>
      <text:p text:style-name="P65"><text:span text:style-name="T43">21</text:span><text:span text:style-name="T31">) </text:span><text:span text:style-name="T43">CITY</text:span><text:span text:style-name="T31"> EDIT</text:span></text:p>
      <text:p text:style-name="P143"/>
      <text:p text:style-name="P35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28"/>
      <text:p text:style-name="P25"><text:span text:style-name="T14">METHOD :</text:span><text:span text:style-name="T17">PUT</text:span></text:p>
      <text:p text:style-name="P83"/>
      <text:p text:style-name="P109">REQUEST:</text:p>
      <text:p text:style-name="P110">{</text:p>
      <text:p text:style-name="P28"><text:span text:style-name="T14"><text:tab/>"name":"</text:span><text:span text:style-name="T18">Chennai</text:span><text:span text:style-name="T14">",</text:span></text:p>
      <text:p text:style-name="P110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10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10">}<text:tab/></text:p>
      <text:p text:style-name="P110"/>
      <text:p text:style-name="P109"/>
      <text:p text:style-name="P109"/>
      <text:p text:style-name="P52"><text:span text:style-name="T31">RESPON</text:span><text:span text:style-name="T39">S</text:span><text:span text:style-name="T37">E:</text:span></text:p>
      <text:p text:style-name="P105"/>
      <text:p text:style-name="P105">{</text:p>
      <text:p text:style-name="P105"><text:s text:c="4"/>"success": true,</text:p>
      <text:p text:style-name="P105"><text:s text:c="4"/>"message": "Updated successfully."</text:p>
      <text:p text:style-name="P105"><text:soft-page-break/>}</text:p>
      <text:p text:style-name="P105"/>
      <text:p text:style-name="P105"/>
      <text:p text:style-name="P67"><text:span text:style-name="T44">22</text:span><text:span text:style-name="T31">) </text:span><text:span text:style-name="T44">CITY</text:span><text:span text:style-name="T31"> DELETE</text:span></text:p>
      <text:p text:style-name="P145"/>
      <text:p text:style-name="P35"><text:span text:style-name="T45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28"/>
      <text:p text:style-name="P83">METHOD :DELETE</text:p>
      <text:p text:style-name="P83"/>
      <text:p text:style-name="P25"><text:span text:style-name="T14">RESPOSN</text:span><text:span text:style-name="T15">E</text:span><text:span text:style-name="T14"><text:line-break/>{</text:span></text:p>
      <text:p text:style-name="P83"><text:s text:c="4"/>"success": true,</text:p>
      <text:p text:style-name="P83"><text:s text:c="4"/>"message": "Deleted successfully."</text:p>
      <text:p text:style-name="P83">}</text:p>
      <text:p text:style-name="P83"/>
      <text:p text:style-name="P83"/>
      <text:p text:style-name="P147">23) Events List</text:p>
      <text:p text:style-name="P147"/>
      <text:p text:style-name="P147"><text:tab/></text:p>
      <text:p text:style-name="P36"><text:span text:style-name="T4">URL</text:span><text:span text:style-name="T45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9"/>
      <text:p text:style-name="P84"><text:span text:style-name="T1">METHOD</text:span> :<text:span text:style-name="T46">GET</text:span></text:p>
      <text:p text:style-name="P84"/>
      <text:p text:style-name="P151"/>
      <text:p text:style-name="P152">RESPONSE</text:p>
      <text:p text:style-name="P112">{</text:p>
      <text:p text:style-name="P112"><text:s text:c="4"/>"success": true,</text:p>
      <text:p text:style-name="P112"><text:s text:c="4"/>"data": [</text:p>
      <text:p text:style-name="P112"><text:s text:c="8"/>{</text:p>
      <text:p text:style-name="P112"><text:s text:c="12"/>"id": 2,</text:p>
      <text:p text:style-name="P112"><text:s text:c="12"/>"user_id": 1,</text:p>
      <text:p text:style-name="P112"><text:s text:c="12"/>"name": "Food Festial 2020",</text:p>
      <text:p text:style-name="P112"><text:s text:c="12"/>"slug": "food-festial-2020",</text:p>
      <text:p text:style-name="P112"><text:s text:c="12"/>"description": "test description",</text:p>
      <text:p text:style-name="P112"><text:s text:c="12"/>"start_date": "2020-10-09T18:30:00.000Z",</text:p>
      <text:p text:style-name="P112"><text:s text:c="12"/>"end_date": "2020-10-09T18:30:00.000Z",</text:p>
      <text:p text:style-name="P112"><text:s text:c="12"/>"type": "offile",</text:p>
      <text:p text:style-name="P112"><text:s text:c="12"/>"event_visibility": "public",</text:p>
      <text:p text:style-name="P112"><text:s text:c="12"/>"thumb_nail_img_dir": "/events/",</text:p>
      <text:p text:style-name="P112"><text:s text:c="12"/>"thumb_nail_img_name": "1.png",</text:p>
      <text:p text:style-name="P112"><text:s text:c="12"/>"img_dir": "/events/",</text:p>
      <text:p text:style-name="P112"><text:s text:c="12"/>"img_name": "1.png",</text:p>
      <text:p text:style-name="P112"><text:s text:c="12"/>"venue_name": "hotel rain tree",</text:p>
      <text:p text:style-name="P112"><text:s text:c="12"/>"address_line_1": "no.2, adyar",</text:p>
      <text:p text:style-name="P112"><text:s text:c="12"/>"address_line_2": null,</text:p>
      <text:p text:style-name="P112"><text:s text:c="12"/>"city": null,</text:p>
      <text:p text:style-name="P112"><text:s text:c="12"/>"city_id": 1,</text:p>
      <text:p text:style-name="P112"><text:s text:c="12"/>"lat": null,</text:p>
      <text:p text:style-name="P112"><text:s text:c="12"/>"long": null,</text:p>
      <text:p text:style-name="P112"><text:s text:c="12"/>"tags": "food festivals, adyar food",</text:p>
      <text:p text:style-name="P112"><text:s text:c="12"/>"category_name": "Food Festivals",</text:p>
      <text:p text:style-name="P112"><text:s text:c="12"/>"category_id": 1,</text:p>
      <text:p text:style-name="P112"><text:s text:c="12"/>"currency_id": 1,</text:p>
      <text:p text:style-name="P112"><text:s text:c="12"/>"status": true,</text:p>
      <text:p text:style-name="P112"><text:s text:c="12"/>"createdAt": "2020-04-04T16:27:01.000Z",</text:p>
      <text:p text:style-name="P112"><text:s text:c="12"/>"updatedAt": "2020-04-04T16:27:01.000Z",</text:p>
      <text:p text:style-name="P112"><text:s text:c="12"/>"deletedAt": null</text:p>
      <text:p text:style-name="P112"><text:s text:c="8"/>},</text:p>
      <text:p text:style-name="P112"><text:s text:c="8"/>{</text:p>
      <text:p text:style-name="P112"><text:s text:c="12"/>"id": 1,</text:p>
      <text:p text:style-name="P112"><text:soft-page-break/><text:s text:c="12"/>"user_id": 1,</text:p>
      <text:p text:style-name="P112"><text:s text:c="12"/>"name": "Food Festial 2020",</text:p>
      <text:p text:style-name="P112"><text:s text:c="12"/>"slug": "food-festial-2020",</text:p>
      <text:p text:style-name="P112"><text:s text:c="12"/>"description": "test description",</text:p>
      <text:p text:style-name="P112"><text:s text:c="12"/>"start_date": "2020-10-09T18:30:00.000Z",</text:p>
      <text:p text:style-name="P112"><text:s text:c="12"/>"end_date": "2020-10-09T18:30:00.000Z",</text:p>
      <text:p text:style-name="P112"><text:s text:c="12"/>"type": "offile",</text:p>
      <text:p text:style-name="P112"><text:s text:c="12"/>"event_visibility": "public",</text:p>
      <text:p text:style-name="P112"><text:s text:c="12"/>"thumb_nail_img_dir": "/events/",</text:p>
      <text:p text:style-name="P112"><text:s text:c="12"/>"thumb_nail_img_name": "1.png",</text:p>
      <text:p text:style-name="P112"><text:s text:c="12"/>"img_dir": "/events/",</text:p>
      <text:p text:style-name="P112"><text:s text:c="12"/>"img_name": "1.png",</text:p>
      <text:p text:style-name="P112"><text:s text:c="12"/>"venue_name": "hotel rain tree",</text:p>
      <text:p text:style-name="P112"><text:s text:c="12"/>"address_line_1": "no.2, adyar",</text:p>
      <text:p text:style-name="P112"><text:s text:c="12"/>"address_line_2": null,</text:p>
      <text:p text:style-name="P112"><text:s text:c="12"/>"city": null,</text:p>
      <text:p text:style-name="P112"><text:s text:c="12"/>"city_id": 1,</text:p>
      <text:p text:style-name="P112"><text:s text:c="12"/>"lat": null,</text:p>
      <text:p text:style-name="P112"><text:s text:c="12"/>"long": null,</text:p>
      <text:p text:style-name="P112"><text:s text:c="12"/>"tags": "food festivals, adyar food",</text:p>
      <text:p text:style-name="P112"><text:s text:c="12"/>"category_name": "Food Festivals",</text:p>
      <text:p text:style-name="P112"><text:s text:c="12"/>"category_id": 1,</text:p>
      <text:p text:style-name="P112"><text:s text:c="12"/>"currency_id": 1,</text:p>
      <text:p text:style-name="P112"><text:s text:c="12"/>"status": true,</text:p>
      <text:p text:style-name="P112"><text:s text:c="12"/>"createdAt": "2020-04-04T16:26:05.000Z",</text:p>
      <text:p text:style-name="P112"><text:s text:c="12"/>"updatedAt": "2020-04-04T16:26:05.000Z",</text:p>
      <text:p text:style-name="P112"><text:s text:c="12"/>"deletedAt": null</text:p>
      <text:p text:style-name="P112"><text:s text:c="8"/>}</text:p>
      <text:p text:style-name="P112"><text:s text:c="4"/>],</text:p>
      <text:p text:style-name="P112"><text:s text:c="4"/>"count": 2</text:p>
      <text:p text:style-name="P112">}</text:p>
      <text:p text:style-name="P84"/>
      <text:p text:style-name="P148">23) Events <text:span text:style-name="T47">Add</text:span></text:p>
      <text:p text:style-name="P148"/>
      <text:p text:style-name="P148"><text:tab/></text:p>
      <text:p text:style-name="P37"><text:span text:style-name="T4">URL</text:span><text:span text:style-name="T45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30"/>
      <text:p text:style-name="P85"><text:span text:style-name="T1">METHOD</text:span> :<text:span text:style-name="T47">POST</text:span></text:p>
      <text:p text:style-name="P85"/>
      <text:p text:style-name="P153">Sample REQUEST</text:p>
      <text:p text:style-name="P113"/>
      <text:p text:style-name="P113">{</text:p>
      <text:p text:style-name="P113">"user_id":1,</text:p>
      <text:p text:style-name="P113">"name":"Food Festial 2020",</text:p>
      <text:p text:style-name="P113">"description":"test description",</text:p>
      <text:p text:style-name="P113">"start_date":"2020-10-10 00:00:00",</text:p>
      <text:p text:style-name="P113">"end_date":"2020-10-10 00:00:00",</text:p>
      <text:p text:style-name="P113">"category_id":"1",</text:p>
      <text:p text:style-name="P113">"category_name":"Food Festivals",</text:p>
      <text:p text:style-name="P113">"type":"offile",</text:p>
      <text:p text:style-name="P113">"event_visibility":"public",</text:p>
      <text:p text:style-name="P113">"thumb_nail_img_dir":"/events/",</text:p>
      <text:p text:style-name="P113">"thumb_nail_img_name":"1.png",</text:p>
      <text:p text:style-name="P113">"img_dir":"/events/",</text:p>
      <text:p text:style-name="P113">"img_name":"1.png",</text:p>
      <text:p text:style-name="P113">"city":"chennai",</text:p>
      <text:p text:style-name="P113">"city_id":"1",</text:p>
      <text:p text:style-name="P113">"tags":"food festivals, adyar food",</text:p>
      <text:p text:style-name="P113">"venue_name":"hotel rain tree",</text:p>
      <text:p text:style-name="P113">"address_line_1":"no.2, adyar",</text:p>
      <text:p text:style-name="P113"><text:soft-page-break/>"currency_id":"1",</text:p>
      <text:p text:style-name="P113">"event_tickets":[</text:p>
      <text:p text:style-name="P113"><text:tab/>{</text:p>
      <text:p text:style-name="P113"><text:tab/><text:tab/></text:p>
      <text:p text:style-name="P113"><text:tab/><text:tab/>"name":"SUper Doooper Ticket",</text:p>
      <text:p text:style-name="P113"><text:tab/><text:tab/>"slug":"super-dooper-ticket",</text:p>
      <text:p text:style-name="P113"><text:tab/><text:tab/>"description":"ticket Description",</text:p>
      <text:p text:style-name="P113"><text:tab/><text:tab/>"quantity":100,</text:p>
      <text:p text:style-name="P113"><text:tab/><text:tab/>"price":500,</text:p>
      <text:p text:style-name="P113"><text:tab/><text:tab/>"start_date":"2020-10-10",</text:p>
      <text:p text:style-name="P113"><text:tab/><text:tab/>"end_date":"2020-10-15",</text:p>
      <text:p text:style-name="P113"><text:tab/><text:tab/>"min_per_booking":"1",</text:p>
      <text:p text:style-name="P113"><text:tab/><text:tab/>"max_per_booking":"10"</text:p>
      <text:p text:style-name="P113"><text:tab/>},</text:p>
      <text:p text:style-name="P113"><text:tab/>{</text:p>
      <text:p text:style-name="P113"><text:tab/><text:tab/>"name":"Early Bird Ticket",</text:p>
      <text:p text:style-name="P113"><text:tab/><text:tab/>"slug":"early-bird-ticket",</text:p>
      <text:p text:style-name="P113"><text:tab/><text:tab/>"description":"ticket Description",</text:p>
      <text:p text:style-name="P113"><text:tab/><text:tab/>"quantity":100,</text:p>
      <text:p text:style-name="P113"><text:tab/><text:tab/>"price":400,</text:p>
      <text:p text:style-name="P113"><text:tab/><text:tab/>"start_date":"2020-10-10",</text:p>
      <text:p text:style-name="P113"><text:tab/><text:tab/>"end_date":"2020-10-15",</text:p>
      <text:p text:style-name="P113"><text:tab/><text:tab/>"min_per_booking":"1",</text:p>
      <text:p text:style-name="P113"><text:tab/><text:tab/>"max_per_booking":"10"</text:p>
      <text:p text:style-name="P113"><text:tab/>}</text:p>
      <text:p text:style-name="P113"><text:tab/>]</text:p>
      <text:p text:style-name="P113">}</text:p>
      <text:p text:style-name="P115"/>
      <text:p text:style-name="P149">2<text:span text:style-name="T48">4</text:span>) Events <text:span text:style-name="T48">Update</text:span></text:p>
      <text:p text:style-name="P149"/>
      <text:p text:style-name="P38"><text:span text:style-name="T4">URL</text:span><text:span text:style-name="T45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31"/>
      <text:p text:style-name="P86"><text:span text:style-name="T1">METHOD</text:span> :<text:span text:style-name="T49">PUT</text:span></text:p>
      <text:p text:style-name="P86"/>
      <text:p text:style-name="P87"/>
      <text:p text:style-name="P154">Sample REQUEST</text:p>
      <text:p text:style-name="P114"/>
      <text:p text:style-name="P114">{</text:p>
      <text:p text:style-name="P114">“<text:span text:style-name="T51">id</text:span>”:<text:span text:style-name="T51">1,</text:span></text:p>
      <text:p text:style-name="P114">"user_id":1,</text:p>
      <text:p text:style-name="P114">"name":"Food Festial 2020",</text:p>
      <text:p text:style-name="P114">"description":"test description",</text:p>
      <text:p text:style-name="P114">"start_date":"2020-10-10 00:00:00",</text:p>
      <text:p text:style-name="P114">"end_date":"2020-10-10 00:00:00",</text:p>
      <text:p text:style-name="P114">"category_id":"1",</text:p>
      <text:p text:style-name="P114">"category_name":"Food Festivals",</text:p>
      <text:p text:style-name="P114">"type":"offile",</text:p>
      <text:p text:style-name="P114">"event_visibility":"public",</text:p>
      <text:p text:style-name="P114">"thumb_nail_img_dir":"/events/",</text:p>
      <text:p text:style-name="P114">"thumb_nail_img_name":"1.png",</text:p>
      <text:p text:style-name="P114">"img_dir":"/events/",</text:p>
      <text:p text:style-name="P114">"img_name":"1.png",</text:p>
      <text:p text:style-name="P114">"city":"chennai",</text:p>
      <text:p text:style-name="P114">"city_id":"1",</text:p>
      <text:p text:style-name="P114">"tags":"food festivals, adyar food",</text:p>
      <text:p text:style-name="P114">"venue_name":"hotel rain tree",</text:p>
      <text:p text:style-name="P114">"address_line_1":"no.2, adyar",</text:p>
      <text:p text:style-name="P114">"currency_id":"1",</text:p>
      <text:p text:style-name="P114">"event_tickets":[</text:p>
      <text:p text:style-name="P114"><text:tab/>{</text:p>
      <text:p text:style-name="P114"><text:soft-page-break/><text:tab/><text:tab/></text:p>
      <text:p text:style-name="P114"><text:tab/><text:tab/>"name":"SUper Doooper Ticket",</text:p>
      <text:p text:style-name="P114"><text:tab/><text:tab/>"slug":"super-dooper-ticket",</text:p>
      <text:p text:style-name="P114"><text:tab/><text:tab/>"description":"ticket Description",</text:p>
      <text:p text:style-name="P114"><text:tab/><text:tab/>"quantity":100,</text:p>
      <text:p text:style-name="P114"><text:tab/><text:tab/>"price":500,</text:p>
      <text:p text:style-name="P114"><text:tab/><text:tab/>"start_date":"2020-10-10",</text:p>
      <text:p text:style-name="P114"><text:tab/><text:tab/>"end_date":"2020-10-15",</text:p>
      <text:p text:style-name="P114"><text:tab/><text:tab/>"min_per_booking":"1",</text:p>
      <text:p text:style-name="P114"><text:tab/><text:tab/>"max_per_booking":"10"</text:p>
      <text:p text:style-name="P114"><text:tab/>},</text:p>
      <text:p text:style-name="P114"><text:tab/>{</text:p>
      <text:p text:style-name="P114"><text:tab/><text:tab/>"name":"Early Bird Ticket",</text:p>
      <text:p text:style-name="P114"><text:tab/><text:tab/>"slug":"early-bird-ticket",</text:p>
      <text:p text:style-name="P114"><text:tab/><text:tab/>"description":"ticket Description",</text:p>
      <text:p text:style-name="P114"><text:tab/><text:tab/>"quantity":100,</text:p>
      <text:p text:style-name="P114"><text:tab/><text:tab/>"price":400,</text:p>
      <text:p text:style-name="P114"><text:tab/><text:tab/>"start_date":"2020-10-10",</text:p>
      <text:p text:style-name="P114"><text:tab/><text:tab/>"end_date":"2020-10-15",</text:p>
      <text:p text:style-name="P114"><text:tab/><text:tab/>"min_per_booking":"1",</text:p>
      <text:p text:style-name="P114"><text:tab/><text:tab/>"max_per_booking":"10"</text:p>
      <text:p text:style-name="P114"><text:tab/>}</text:p>
      <text:p text:style-name="P114"><text:tab/>]</text:p>
      <text:p text:style-name="P114">}</text:p>
      <text:p text:style-name="P114"/>
      <text:p text:style-name="P114"/>
      <text:p text:style-name="P150">2<text:span text:style-name="T48">4</text:span>) <text:span text:style-name="T52">Image Upload</text:span></text:p>
      <text:p text:style-name="P39"><text:span text:style-name="T4">URL</text:span><text:span text:style-name="T45">: </text:span><text:span text:style-name="T29">http://127.0.0.1:8012/api/upload?folder_type=events&amp;file_type=image</text:span></text:p>
      <text:p text:style-name="P132"/>
      <text:p text:style-name="P88"><text:span text:style-name="T1">METHOD</text:span> : <text:span text:style-name="T53">POST</text:span></text:p>
      <text:p text:style-name="P88"/>
      <text:p text:style-name="P155">Sample Request:</text:p>
      <text:p text:style-name="P116"/>
      <text:p text:style-name="P116">file_data:&lt;file_upload_form_data&gt;</text:p>
      <text:p text:style-name="P116"/>
      <text:p text:style-name="P116"/>
      <text:p text:style-name="P156">Response:</text:p>
      <text:p text:style-name="P156"/>
      <text:p text:style-name="P156">{</text:p>
      <text:p text:style-name="P156"><text:s text:c="4"/>"success": true,</text:p>
      <text:p text:style-name="P156"><text:s text:c="4"/>"data": {</text:p>
      <text:p text:style-name="P156"><text:s text:c="8"/>"file_dir": "assets/events/",</text:p>
      <text:p text:style-name="P156"><text:s text:c="8"/>"file_name": "images.jpeg"</text:p>
      <text:p text:style-name="P156"><text:s text:c="4"/>}</text:p>
      <text:p text:style-name="P156">}</text:p>
      <text:p text:style-name="P156"/>
      <text:p text:style-name="P156"/>
      <text:p text:style-name="P157">25) Event Detail</text:p>
      <text:p text:style-name="P157"/>
      <text:p text:style-name="P40"><text:span text:style-name="T4">URL</text:span><text:span text:style-name="T45">: </text:span><text:span text:style-name="T29">http://127.0.0.1:8012/api/events/19</text:span></text:p>
      <text:p text:style-name="P133"/>
      <text:p text:style-name="P89"><text:span text:style-name="T1">METHOD</text:span> : <text:span text:style-name="T54">GET</text:span></text:p>
      <text:p text:style-name="P159">{</text:p>
      <text:p text:style-name="P159"><text:s text:c="4"/>"status": true,</text:p>
      <text:p text:style-name="P159"><text:s text:c="4"/>"data": {</text:p>
      <text:p text:style-name="P159"><text:s text:c="8"/>"id": 19,</text:p>
      <text:p text:style-name="P159"><text:s text:c="8"/>"user_id": 1,</text:p>
      <text:p text:style-name="P159"><text:s text:c="8"/>"name": "Food Festial 20201",</text:p>
      <text:p text:style-name="P159"><text:s text:c="8"/>"slug": "food-festial-20201_12",</text:p>
      <text:p text:style-name="P159"><text:s text:c="8"/>"description": "test description",</text:p>
      <text:p text:style-name="P159"><text:soft-page-break/><text:s text:c="8"/>"start_date": "2020-10-09T18:30:00.000Z",</text:p>
      <text:p text:style-name="P159"><text:s text:c="8"/>"end_date": "2020-10-09T18:30:00.000Z",</text:p>
      <text:p text:style-name="P159"><text:s text:c="8"/>"type": "offile",</text:p>
      <text:p text:style-name="P159"><text:s text:c="8"/>"event_visibility": "public",</text:p>
      <text:p text:style-name="P159"><text:s text:c="8"/>"thumb_nail_img_dir": "/events/",</text:p>
      <text:p text:style-name="P159"><text:s text:c="8"/>"thumb_nail_img_name": "1.png",</text:p>
      <text:p text:style-name="P159"><text:s text:c="8"/>"img_dir": "/events/",</text:p>
      <text:p text:style-name="P159"><text:s text:c="8"/>"img_name": "1.png",</text:p>
      <text:p text:style-name="P159"><text:s text:c="8"/>"venue_name": "hotel rain tree",</text:p>
      <text:p text:style-name="P159"><text:s text:c="8"/>"address_line_1": "no.2, adyar",</text:p>
      <text:p text:style-name="P159"><text:s text:c="8"/>"address_line_2": null,</text:p>
      <text:p text:style-name="P159"><text:s text:c="8"/>"city": null,</text:p>
      <text:p text:style-name="P159"><text:s text:c="8"/>"city_id": 1,</text:p>
      <text:p text:style-name="P159"><text:s text:c="8"/>"lat": null,</text:p>
      <text:p text:style-name="P159"><text:s text:c="8"/>"long": null,</text:p>
      <text:p text:style-name="P159"><text:s text:c="8"/>"tags": "food festivals, adyar food",</text:p>
      <text:p text:style-name="P159"><text:s text:c="8"/>"category_name": "Food Festivals",</text:p>
      <text:p text:style-name="P159"><text:s text:c="8"/>"category_id": 1,</text:p>
      <text:p text:style-name="P159"><text:s text:c="8"/>"currency_id": 1,</text:p>
      <text:p text:style-name="P159"><text:s text:c="8"/>"status": "published",</text:p>
      <text:p text:style-name="P159"><text:s text:c="8"/>"createdAt": "2020-04-15T10:12:24.000Z",</text:p>
      <text:p text:style-name="P159"><text:s text:c="8"/>"updatedAt": "2020-04-15T10:12:24.000Z",</text:p>
      <text:p text:style-name="P159"><text:s text:c="8"/>"deletedAt": null,</text:p>
      <text:p text:style-name="P159"><text:s text:c="8"/>"user": {</text:p>
      <text:p text:style-name="P159"><text:s text:c="12"/>"first_name": "admin",</text:p>
      <text:p text:style-name="P159"><text:s text:c="12"/>"last_name": "a",</text:p>
      <text:p text:style-name="P159"><text:s text:c="12"/>"user_name": "admin"</text:p>
      <text:p text:style-name="P159"><text:s text:c="8"/>},</text:p>
      <text:p text:style-name="P159"><text:s text:c="8"/>"event_tags": [],</text:p>
      <text:p text:style-name="P159"><text:s text:c="8"/>"event_tickets": [</text:p>
      <text:p text:style-name="P159"><text:s text:c="12"/>{</text:p>
      <text:p text:style-name="P159"><text:s text:c="16"/>"id": 37,</text:p>
      <text:p text:style-name="P159"><text:s text:c="16"/>"event_id": 19,</text:p>
      <text:p text:style-name="P159"><text:s text:c="16"/>"name": "SUper Doooper Ticket id 1",</text:p>
      <text:p text:style-name="P159"><text:s text:c="16"/>"slug": "super-dooper-ticket",</text:p>
      <text:p text:style-name="P159"><text:s text:c="16"/>"description": "ticket Description",</text:p>
      <text:p text:style-name="P159"><text:s text:c="16"/>"quantity": 100,</text:p>
      <text:p text:style-name="P159"><text:s text:c="16"/>"price": 500,</text:p>
      <text:p text:style-name="P159"><text:s text:c="16"/>"start_date": "2020-10-10T00:00:00.000Z",</text:p>
      <text:p text:style-name="P159"><text:s text:c="16"/>"end_date": "2020-10-15T00:00:00.000Z",</text:p>
      <text:p text:style-name="P159"><text:s text:c="16"/>"min_per_booking": 1,</text:p>
      <text:p text:style-name="P159"><text:s text:c="16"/>"max_per_booking": 10,</text:p>
      <text:p text:style-name="P159"><text:s text:c="16"/>"message_to_attendee": null,</text:p>
      <text:p text:style-name="P159"><text:s text:c="16"/>"createdAt": "2020-04-15T10:12:24.000Z",</text:p>
      <text:p text:style-name="P159"><text:s text:c="16"/>"updatedAt": "2020-04-15T10:12:24.000Z",</text:p>
      <text:p text:style-name="P159"><text:s text:c="16"/>"deletedAt": null</text:p>
      <text:p text:style-name="P159"><text:s text:c="12"/>},</text:p>
      <text:p text:style-name="P159"><text:s text:c="12"/>{</text:p>
      <text:p text:style-name="P159"><text:s text:c="16"/>"id": 38,</text:p>
      <text:p text:style-name="P159"><text:s text:c="16"/>"event_id": 19,</text:p>
      <text:p text:style-name="P159"><text:s text:c="16"/>"name": "Early Bird Ticket",</text:p>
      <text:p text:style-name="P159"><text:s text:c="16"/>"slug": "early-bird-ticket",</text:p>
      <text:p text:style-name="P159"><text:s text:c="16"/>"description": "ticket Description",</text:p>
      <text:p text:style-name="P159"><text:s text:c="16"/>"quantity": 100,</text:p>
      <text:p text:style-name="P159"><text:s text:c="16"/>"price": 400,</text:p>
      <text:p text:style-name="P159"><text:s text:c="16"/>"start_date": "2020-10-10T00:00:00.000Z",</text:p>
      <text:p text:style-name="P159"><text:s text:c="16"/>"end_date": "2020-10-15T00:00:00.000Z",</text:p>
      <text:p text:style-name="P159"><text:s text:c="16"/>"min_per_booking": 1,</text:p>
      <text:p text:style-name="P159"><text:s text:c="16"/>"max_per_booking": 10,</text:p>
      <text:p text:style-name="P159"><text:s text:c="16"/>"message_to_attendee": null,</text:p>
      <text:p text:style-name="P159"><text:soft-page-break/><text:s text:c="16"/>"createdAt": "2020-04-15T10:12:24.000Z",</text:p>
      <text:p text:style-name="P159"><text:s text:c="16"/>"updatedAt": "2020-04-15T10:12:24.000Z",</text:p>
      <text:p text:style-name="P159"><text:s text:c="16"/>"deletedAt": null</text:p>
      <text:p text:style-name="P159"><text:s text:c="12"/>}</text:p>
      <text:p text:style-name="P159"><text:s text:c="8"/>]</text:p>
      <text:p text:style-name="P159"><text:s text:c="4"/>}</text:p>
      <text:p text:style-name="P89"><text:span text:style-name="T54">}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26T22:21:44.644633783</dc:date>
    <meta:editing-duration>PT7H42M38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15" meta:paragraph-count="652" meta:word-count="1194" meta:character-count="15610" meta:non-whitespace-character-count="11681"/>
  </office:meta>
</office:document-meta>
</file>